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solid" style:text-underline-width="auto" style:text-underline-color="font-color" fo:font-weight="bold" officeooo:rsid="0016f22b" officeooo:paragraph-rsid="000092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Standard">
      <style:text-properties officeooo:paragraph-rsid="00009267"/>
    </style:style>
    <style:style style:name="P3" style:family="paragraph" style:parent-style-name="Table_20_Contents">
      <style:paragraph-properties fo:line-height="100%" fo:break-before="auto" fo:break-after="auto"/>
      <style:text-properties fo:color="#000000" style:text-outline="false" style:text-line-through-style="none" style:text-line-through-type="none" style:font-name="DejaVu Sans Mono" fo:font-size="12pt" fo:language="uk" fo:country="UA" fo:font-style="normal" fo:text-shadow="none" style:text-underline-style="none" fo:font-weight="normal" officeooo:rsid="00135a4d" officeooo:paragraph-rsid="000092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00%"/>
      <style:text-properties fo:color="#000000" style:text-outline="false" style:text-line-through-style="none" style:text-line-through-type="none" style:font-name="DejaVu Sans Mono" fo:font-size="12pt" fo:language="uk" fo:country="UA" fo:font-style="normal" fo:text-shadow="none" style:text-underline-style="none" fo:font-weight="normal" officeooo:rsid="00135a4d" officeooo:paragraph-rsid="000092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501a2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501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фавіт</text:p>
      <text:p text:style-name="P3">а <text:s/>А <text:s/>a <text:s/><text:span text:style-name="T1">A</text:span></text:p>
      <text:p text:style-name="P4">б <text:s/>Б <text:s/><text:span text:style-name="T2">b <text:s/></text:span><text:span text:style-name="T3">B</text:span></text:p>
      <text:p text:style-name="P4">в <text:s/>В <text:s/>v <text:s/><text:span text:style-name="T1">V</text:span></text:p>
      <text:p text:style-name="P4">г <text:s/>Г <text:s/>h <text:s/><text:span text:style-name="T1">H</text:span></text:p>
      <text:p text:style-name="P4">ґ <text:s/>Ґ <text:s/>g <text:s/><text:span text:style-name="T1">G</text:span></text:p>
      <text:p text:style-name="P4">д <text:s/>Д <text:s/>d <text:s/><text:span text:style-name="T1">D</text:span></text:p>
      <text:p text:style-name="P4">е <text:s/>Е <text:s/>e <text:s/><text:span text:style-name="T1">E</text:span></text:p>
      <text:p text:style-name="P4">є <text:s/>Є <text:s/>je <text:span text:style-name="T1">Je</text:span></text:p>
      <text:p text:style-name="P4">ж <text:s/>Ж <text:s/>ʒ <text:s/>Ʒ</text:p>
      <text:p text:style-name="P4">з <text:s/>З <text:s/>z <text:s/><text:span text:style-name="T1">Z</text:span></text:p>
      <text:p text:style-name="P4">и <text:s/>И <text:s/>y <text:s/><text:span text:style-name="T1">Y</text:span></text:p>
      <text:p text:style-name="P4">і <text:s/>І <text:s/>i <text:s/><text:span text:style-name="T1">I</text:span></text:p>
      <text:p text:style-name="P4">ї <text:s/>Ї <text:s/>ji <text:span text:style-name="T1">Ji</text:span></text:p>
      <text:p text:style-name="P4">й <text:s/>Й <text:s/>j <text:s/><text:span text:style-name="T1">J</text:span></text:p>
      <text:p text:style-name="P4">к <text:s/>К <text:s/>k <text:s/><text:span text:style-name="T1">K</text:span></text:p>
      <text:p text:style-name="P4">л <text:s/>Л <text:s/>l <text:s/><text:span text:style-name="T1">L</text:span></text:p>
      <text:p text:style-name="P4">м <text:s/>М <text:s/>m <text:s/><text:span text:style-name="T1">M</text:span></text:p>
      <text:p text:style-name="P4">н <text:s/>Н <text:s/>n <text:s/><text:span text:style-name="T1">N</text:span></text:p>
      <text:p text:style-name="P4">о <text:s/>О <text:s/>o <text:s/><text:span text:style-name="T1">O</text:span></text:p>
      <text:p text:style-name="P4">п <text:s/>П <text:s/>p <text:s/><text:span text:style-name="T1">P</text:span></text:p>
      <text:p text:style-name="P4">р <text:s/>Р <text:s/>r <text:s/><text:span text:style-name="T1">R</text:span></text:p>
      <text:p text:style-name="P4">с <text:s/>С <text:s/>s <text:s/><text:span text:style-name="T1">S</text:span></text:p>
      <text:p text:style-name="P4">т <text:s/>Т <text:s/>t <text:s/><text:span text:style-name="T1">T</text:span></text:p>
      <text:p text:style-name="P4">у <text:s/>У <text:s/>u <text:s/><text:span text:style-name="T1">U</text:span></text:p>
      <text:p text:style-name="P4">ф <text:s/>Ф <text:s/>f <text:s/><text:span text:style-name="T1">F</text:span></text:p>
      <text:p text:style-name="P4">х <text:s/>Х <text:s/>x <text:s/><text:span text:style-name="T1">X</text:span></text:p>
      <text:p text:style-name="P4">ц <text:s/>Ц <text:s/>c <text:s/><text:span text:style-name="T1">C</text:span></text:p>
      <text:p text:style-name="P4">ч <text:s/>Ч <text:s/>ć <text:s/><text:span text:style-name="T1">Č</text:span></text:p>
      <text:p text:style-name="P4">ш <text:s/>Ш <text:s/>ś <text:s/><text:span text:style-name="T1">Š</text:span></text:p>
      <text:p text:style-name="P4">щ <text:s/>Щ <text:s/>ść <text:span text:style-name="T1">Šć</text:span></text:p>
      <text:p text:style-name="P4">я <text:s/>Я <text:s/>ja <text:span text:style-name="T1">Ja</text:span></text:p>
      <text:p text:style-name="P4">ю <text:s/>Ю <text:s/>ju <text:span text:style-name="T1">Ju</text:span></text:p>
      <text:p text:style-name="P4">вв Вв w <text:s/><text:span text:style-name="T1">W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cm" fo:page-height="27.94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7:40:34.321000000</meta:creation-date>
    <dc:date>2020-02-26T18:40:56.533000000</dc:date>
    <meta:editing-duration>PT6M11S</meta:editing-duration>
    <meta:editing-cycles>5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34" meta:word-count="133" meta:character-count="342" meta:non-whitespace-character-count="151"/>
  </office:meta>
</office:document-meta>
</file>